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/>
    </style:style>
    <style:style style:name="P2" style:family="paragraph" style:parent-style-name="Standard">
      <style:text-properties officeooo:paragraph-rsid="00ac0c99"/>
    </style:style>
    <style:style style:name="P3" style:family="paragraph" style:parent-style-name="Standard">
      <style:text-properties officeooo:paragraph-rsid="01e82b1b"/>
    </style:style>
    <style:style style:name="P4" style:family="paragraph" style:parent-style-name="Standard">
      <style:text-properties officeooo:paragraph-rsid="0257483c"/>
    </style:style>
    <style:style style:name="T1" style:family="text">
      <style:text-properties officeooo:rsid="00e72fc0"/>
    </style:style>
    <style:style style:name="T2" style:family="text">
      <style:text-properties fo:font-variant="normal" fo:text-transform="none" fo:color="#1a0dab" loext:opacity="100%" style:text-line-through-style="none" style:text-line-through-type="none" style:font-name="Arial1" fo:font-size="14pt" fo:letter-spacing="normal" fo:language="fr" fo:country="FR" fo:font-style="normal" style:text-underline-style="none" fo:font-weight="normal" officeooo:rsid="00fcc088" style:text-blinking="false" style:font-size-asian="14pt" style:font-size-complex="14pt" loext:padding="0cm" loext:border="none"/>
    </style:style>
    <style:style style:name="T3" style:family="text">
      <style:text-properties fo:font-variant="normal" fo:text-transform="none" fo:color="#222222" loext:opacity="100%" style:font-name="Arial1" fo:font-size="14pt" fo:letter-spacing="normal" fo:font-style="normal" fo:font-weight="normal" officeooo:rsid="01e59cdb" style:font-size-asian="14pt" style:font-weight-asian="normal" style:font-size-complex="14pt" style:font-weight-complex="normal"/>
    </style:style>
    <style:style style:name="T4" style:family="text">
      <style:text-properties fo:font-variant="normal" fo:text-transform="none" fo:color="#222222" loext:opacity="100%" style:font-name="Arial1" fo:font-size="14pt" fo:letter-spacing="normal" fo:font-style="normal" officeooo:rsid="01e59cdb" style:font-size-asian="14pt" style:font-size-complex="14pt"/>
    </style:style>
    <style:style style:name="T5" style:family="text">
      <style:text-properties fo:font-variant="normal" fo:text-transform="none" fo:color="#222222" loext:opacity="100%" style:font-name="Arial1" fo:font-size="14pt" fo:letter-spacing="normal" fo:font-style="normal" fo:font-weight="normal" officeooo:rsid="01e9cf2f" style:font-size-asian="14pt" style:font-weight-asian="normal" style:font-size-complex="14pt" style:font-weight-complex="normal"/>
    </style: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2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3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4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5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6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7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8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9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2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3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4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5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6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"/></text:p>
      <text:p text:style-name="Standard">Docteur Lassoued Nair </text:p>
      <text:p text:style-name="Standard">Pédopsychiatre (conventionné secteur1)</text:p>
      <text:p text:style-name="Standard">RPPS : 10100386167</text:p>
      <text:p text:style-name="Standard">FINESS:831<text:span text:style-name="T1">01</text:span>8791</text:p>
      <text:p text:style-name="Standard">Tél:0752758732</text:p>
      <text:p text:style-name="Standard">Courriel:<text:a xlink:type="simple" xlink:href="mailto:pedopsy.lassoued@gmail.com" text:style-name="Internet_20_link" text:visited-style-name="Visited_20_Internet_20_Link">pedopsy.lassoued@gmail.com</text:a></text:p>
      <text:p text:style-name="P2"><text:span text:style-name="T2"><text:s text:c="4"/></text:span><text:span text:style-name="Strong_20_Emphasis"><text:span text:style-name="T3"><text:s text:c="23"/></text:span></text:span></text:p>
      <text:p text:style-name="P3"><text:span text:style-name="Strong_20_Emphasis"><text:span text:style-name="T3"><text:s text:c="24"/></text:span></text:span><text:span text:style-name="Strong_20_Emphasis"><text:span text:style-name="T4">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</text:span></text:span><text:span text:style-name="Strong_20_Emphasis"><text:span text:style-name="T3"><text:line-break/></text:span></text:span></text:p>
      <text:p text:style-name="P4"><text:span text:style-name="Strong_20_Emphasis"><text:span text:style-name="T5">setx OPENAI_API_KEY "</text:span></text:span><text:span text:style-name="Strong_20_Emphasis"><text:span text:style-name="T4">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</text:span></text:span><text:span text:style-name="Strong_20_Emphasis"><text:span text:style-name="T5">"</text:span></text:span></text:p>
      <text:p text:style-name="P4"><text:span text:style-name="Strong_20_Emphasis"><text:span text:style-name="T5">ROMON Lea né(e) ROMAN F, 12/05/2010 (15 ans) 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MP2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Centre médical Gabriel Péri</text:p>
        <text:p text:style-name="MP2">64 Avenue Gabriel Péri <text:s/>Le Pradet 83220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2-11T11:57:38.13</meta:creation-date>
    <dc:date>2025-10-18T10:57:35.323782400</dc:date>
    <meta:editing-duration>P85DT21H22M56S</meta:editing-duration>
    <meta:editing-cycles>112</meta:editing-cycles>
    <meta:generator>LibreOffice/25.8.2.2$Windows_X86_64 LibreOffice_project/d401f2107ccab8f924a8e2df40f573aab7605b6f</meta:generator>
    <meta:print-date>2025-10-13T10:09:14.930000000</meta:print-date>
    <meta:document-statistic meta:table-count="0" meta:image-count="0" meta:object-count="0" meta:page-count="1" meta:paragraph-count="13" meta:word-count="35" meta:character-count="661" meta:non-whitespace-character-count="577"/>
  </office:meta>
</office:document-meta>
</file>